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font-variant="normal" fo:text-transform="none" fo:color="#222222" style:font-name="Times1" fo:font-size="12pt" fo:letter-spacing="normal" fo:font-style="normal" fo:font-weight="normal" officeooo:rsid="00178a23" officeooo:paragraph-rsid="00178a23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333333" style:font-name="Times1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1" fo:font-size="12pt" style:font-size-asian="12pt" style:font-size-complex="12pt"/>
    </style:style>
    <style:style style:name="P7" style:family="paragraph" style:parent-style-name="Standard">
      <style:text-properties style:font-name="Times1" fo:font-size="12pt" officeooo:rsid="002479c9" officeooo:paragraph-rsid="002479c9" style:font-size-asian="12pt" style:font-size-complex="12pt"/>
    </style:style>
    <style:style style:name="P8" style:family="paragraph" style:parent-style-name="Standard">
      <style:text-properties style:font-name="Times1" fo:font-size="12pt" officeooo:rsid="0023db4a" officeooo:paragraph-rsid="0023db4a" style:font-size-asian="12pt" style:font-size-complex="12pt"/>
    </style:style>
    <style:style style:name="P9" style:family="paragraph" style:parent-style-name="Standard">
      <style:text-properties style:font-name="Times1" fo:font-size="12pt" officeooo:rsid="0023db4a" officeooo:paragraph-rsid="002479c9" style:font-size-asian="12pt" style:font-size-complex="12pt"/>
    </style:style>
    <style:style style:name="P10" style:family="paragraph" style:parent-style-name="Standard">
      <style:text-properties style:font-name="Times1" fo:font-size="12pt" officeooo:paragraph-rsid="00178a23" style:font-size-asian="12pt" style:font-size-complex="12pt"/>
    </style:style>
    <style:style style:name="P11" style:family="paragraph" style:parent-style-name="Standard">
      <style:text-properties style:font-name="Times1" fo:font-size="12pt" officeooo:rsid="002252a8" style:font-size-asian="12pt" style:font-size-complex="12pt"/>
    </style:style>
    <style:style style:name="P12" style:family="paragraph" style:parent-style-name="Standard">
      <style:text-properties style:font-name="Times1" fo:font-size="12pt" officeooo:rsid="003ffae5" officeooo:paragraph-rsid="003ffae5" style:font-size-asian="12pt" style:font-size-complex="12pt"/>
    </style:style>
    <style:style style:name="P13" style:family="paragraph" style:parent-style-name="Standard">
      <style:text-properties style:font-name="Times1" fo:font-size="12pt" officeooo:rsid="004437d5" style:font-size-asian="12pt" style:font-size-complex="12pt"/>
    </style:style>
    <style:style style:name="P14" style:family="paragraph" style:parent-style-name="Standard">
      <style:text-properties style:font-name="Times1" fo:font-size="12pt" officeooo:rsid="004437d5" officeooo:paragraph-rsid="004437d5" style:font-size-asian="12pt" style:font-size-complex="12pt"/>
    </style:style>
    <style:style style:name="P15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16" style:family="paragraph" style:parent-style-name="Standard">
      <style:text-properties style:font-name="Times1" fo:font-size="12pt" officeooo:rsid="004437d5" officeooo:paragraph-rsid="004cee08" style:font-size-asian="12pt" style:font-size-complex="12pt"/>
    </style:style>
    <style:style style:name="P17" style:family="paragraph" style:parent-style-name="Standard">
      <style:text-properties style:font-name="Times1" fo:font-size="12pt" officeooo:rsid="004437d5" officeooo:paragraph-rsid="0052c1cd" style:font-size-asian="12pt" style:font-size-complex="12pt"/>
    </style:style>
    <style:style style:name="P18" style:family="paragraph" style:parent-style-name="Standard">
      <style:text-properties style:font-name="Times1" fo:font-size="12pt" officeooo:rsid="00272b8f" officeooo:paragraph-rsid="00272b8f" style:font-size-asian="12pt" style:font-size-complex="12pt"/>
    </style:style>
    <style:style style:name="P19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20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21" style:family="paragraph" style:parent-style-name="Standard">
      <style:text-properties style:font-name="Times1" fo:font-size="12pt" officeooo:rsid="002625bf" officeooo:paragraph-rsid="00608f30" style:font-size-asian="12pt" style:font-size-complex="12pt"/>
    </style:style>
    <style:style style:name="P22" style:family="paragraph" style:parent-style-name="Standard">
      <style:text-properties style:font-name="Times1"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Times1" fo:font-size="12pt" fo:font-style="italic" officeooo:rsid="001e9944" officeooo:paragraph-rsid="002cc3aa" style:font-size-asian="12pt" style:font-style-asian="italic" style:font-size-complex="12pt" style:font-style-complex="italic"/>
    </style:style>
    <style:style style:name="P24" style:family="paragraph" style:parent-style-name="Standard">
      <style:text-properties style:font-name="Times1" fo:font-size="12pt" fo:font-style="italic" officeooo:rsid="001e9944" officeooo:paragraph-rsid="001e9944" style:font-size-asian="12pt" style:font-style-asian="italic" style:font-size-complex="12pt" style:font-style-complex="italic"/>
    </style:style>
    <style:style style:name="P25" style:family="paragraph" style:parent-style-name="Standard">
      <style:text-properties style:font-name="Times1" fo:font-size="12pt" fo:font-style="italic" officeooo:rsid="00178a23" officeooo:paragraph-rsid="00178a23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Times1" fo:font-size="12pt" fo:font-style="italic" officeooo:paragraph-rsid="00178a23" style:font-size-asian="12pt" style:font-style-asian="italic" style:font-size-complex="12pt" style:font-style-complex="italic"/>
    </style:style>
    <style:style style:name="P27" style:family="paragraph" style:parent-style-name="Standard">
      <style:text-properties style:font-name="Times1" fo:font-size="12pt" fo:font-style="italic" officeooo:rsid="0023db4a" officeooo:paragraph-rsid="0023db4a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Times1" fo:font-size="12pt" fo:font-style="italic" officeooo:rsid="00281e27" officeooo:paragraph-rsid="00281e27" style:font-size-asian="12pt" style:font-style-asian="italic" style:font-size-complex="12pt" style:font-style-complex="italic"/>
    </style:style>
    <style:style style:name="P29" style:family="paragraph" style:parent-style-name="Standard">
      <style:text-properties style:font-name="Times1" fo:font-size="12pt" fo:font-style="italic" officeooo:paragraph-rsid="00193c7d" style:font-size-asian="12pt" style:font-size-complex="12pt"/>
    </style:style>
    <style:style style:name="P30" style:family="paragraph" style:parent-style-name="Standard">
      <style:text-properties style:font-name="Times1"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Times1" fo:font-size="12pt" fo:font-style="normal" officeooo:rsid="002cc3aa" officeooo:paragraph-rsid="002cc3aa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1" fo:font-size="12pt" fo:font-style="normal" officeooo:rsid="001e9944" officeooo:paragraph-rsid="001e9944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Times1" fo:font-size="12pt" fo:font-style="normal" fo:font-weight="normal" officeooo:rsid="003ffae5" officeooo:paragraph-rsid="003ffae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575ea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68d85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6a0b3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1" fo:font-size="14pt" fo:font-weight="bold" officeooo:rsid="00290136" officeooo:paragraph-rsid="0053b6f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575eaf"/>
    </style:style>
    <style:style style:name="P39" style:family="paragraph" style:parent-style-name="Standard">
      <style:paragraph-properties fo:text-align="start" style:justify-single-word="false"/>
      <style:text-properties officeooo:paragraph-rsid="006a0b30"/>
    </style:style>
    <style:style style:name="P40" style:family="paragraph" style:parent-style-name="Footer">
      <style:paragraph-properties fo:text-align="center" style:justify-single-word="false"/>
    </style:style>
    <style:style style:name="P41" style:family="paragraph" style:parent-style-name="Header">
      <style:paragraph-properties fo:text-align="end" style:justify-single-word="false"/>
    </style:style>
    <style:style style:name="P42" style:family="paragraph" style:parent-style-name="Header">
      <style:paragraph-properties fo:text-align="end" style:justify-single-word="false"/>
      <style:text-properties style:font-name="Times New Roman"/>
    </style:style>
    <style:style style:name="P43" style:family="paragraph" style:parent-style-name="Header">
      <style:paragraph-properties fo:text-align="center" style:justify-single-word="false"/>
      <style:text-properties style:font-name="Times New Roman"/>
    </style:style>
    <style:style style:name="P44" style:family="paragraph" style:parent-style-name="Text_20_body_20_indent">
      <style:text-properties style:font-name="Times1" fo:font-size="12pt" style:font-size-asian="12pt" style:font-size-complex="12pt"/>
    </style:style>
    <style:style style:name="P45" style:family="paragraph" style:parent-style-name="Text_20_body_20_indent">
      <style:text-properties style:font-name="Times1" fo:font-size="12pt" officeooo:paragraph-rsid="00644ae8" style:font-size-asian="12pt" style:font-size-complex="12pt"/>
    </style:style>
    <style:style style:name="P4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style:font-size-asian="12pt" style:font-style-asian="italic" style:font-size-complex="12pt" style:font-style-complex="italic"/>
    </style:style>
    <style:style style:name="P47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officeooo:paragraph-rsid="00644ae8" style:font-size-asian="12pt" style:font-style-asian="italic" style:font-size-complex="12pt" style:font-style-complex="italic"/>
    </style:style>
    <style:style style:name="P48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49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344a25" officeooo:paragraph-rsid="00644ae8" style:font-size-asian="12pt" style:font-size-complex="12pt"/>
    </style:style>
    <style:style style:name="P50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52c1cd" officeooo:paragraph-rsid="00644ae8" style:font-size-asian="12pt" style:font-size-complex="12pt"/>
    </style:style>
    <style:style style:name="P51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4437d5" officeooo:paragraph-rsid="00644ae8" style:font-size-asian="12pt" style:font-size-complex="12pt"/>
    </style:style>
    <style:style style:name="P52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539c20" style:font-size-asian="12pt" style:font-size-complex="12pt"/>
    </style:style>
    <style:style style:name="P53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2252a8" officeooo:paragraph-rsid="00644ae8" style:font-size-asian="12pt" style:font-size-complex="12pt"/>
    </style:style>
    <style:style style:name="P54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644ae8" style:font-size-asian="12pt" style:font-size-complex="12pt"/>
    </style:style>
    <style:style style:name="P55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rsid="003e6017" officeooo:paragraph-rsid="00644ae8" style:font-size-asian="12pt" style:font-size-complex="12pt"/>
    </style:style>
    <style:style style:name="P56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paragraph-rsid="00644ae8" style:font-size-asian="12pt" style:font-size-complex="12pt"/>
    </style:style>
    <style:style style:name="P57" style:family="paragraph" style:parent-style-name="Text_20_body">
      <style:text-properties style:font-name="Times1" fo:font-size="12pt" style:font-size-asian="12pt" style:font-size-complex="12pt"/>
    </style:style>
    <style:style style:name="P58" style:family="paragraph" style:parent-style-name="Text_20_body">
      <style:text-properties style:font-name="Times1" fo:font-size="12pt" fo:font-style="normal" style:font-size-asian="12pt" style:font-style-asian="normal" style:font-size-complex="12pt" style:font-style-complex="normal"/>
    </style:style>
    <style:style style:name="P59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P60" style:family="paragraph" style:parent-style-name="Heading_20_1">
      <style:text-properties style:font-name="Times1" fo:font-size="14pt" fo:font-style="normal" fo:font-weight="bold" officeooo:rsid="0061cf1c" officeooo:paragraph-rsid="0061cf1c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Heading_20_1">
      <style:text-properties style:font-name="Times1" fo:font-size="14pt" fo:font-style="normal" fo:font-weight="bold" officeooo:rsid="003700fd" officeooo:paragraph-rsid="003adb5a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Heading_20_1">
      <style:text-properties style:font-name="Times1" fo:font-size="12pt" fo:font-style="normal" style:font-size-asian="12pt" style:font-style-asian="normal" style:font-size-complex="12pt" style:font-style-complex="normal"/>
    </style:style>
    <style:style style:name="P63" style:family="paragraph" style:parent-style-name="Heading_20_1">
      <style:text-properties style:font-name="Times1" fo:font-size="12pt" fo:font-style="normal" fo:font-weight="normal" officeooo:rsid="003700fd" officeooo:paragraph-rsid="003adb5a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Heading_20_1">
      <style:text-properties style:font-name="Times1" fo:font-size="12pt" fo:font-style="italic" fo:font-weight="normal" officeooo:rsid="003700fd" officeooo:paragraph-rsid="003adb5a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Heading_20_1">
      <style:text-properties style:font-name="Times1" fo:font-size="12pt" style:font-size-asian="12pt" style:font-size-complex="12pt"/>
    </style:style>
    <style:style style:name="P66" style:family="paragraph" style:parent-style-name="Heading_20_2">
      <style:text-properties style:font-name="Times1" fo:font-size="14pt" style:font-size-asian="14pt" style:font-size-complex="14pt"/>
    </style:style>
    <style:style style:name="P67" style:family="paragraph" style:parent-style-name="Heading_20_2">
      <style:text-properties style:font-name="Times1" fo:font-size="14pt" officeooo:paragraph-rsid="0046dc1b" style:font-size-asian="14pt" style:font-size-complex="14pt"/>
    </style:style>
    <style:style style:name="P68" style:family="paragraph" style:parent-style-name="Heading_20_2">
      <style:text-properties style:font-name="Times1" fo:font-size="12pt" style:font-size-asian="12pt" style:font-size-complex="12pt"/>
    </style:style>
    <style:style style:name="P69" style:family="paragraph" style:parent-style-name="Heading_20_2">
      <style:text-properties style:font-name="Times1" fo:font-size="12pt" fo:font-weight="normal" style:font-size-asian="12pt" style:font-weight-asian="normal" style:font-size-complex="12pt" style:font-weight-complex="normal"/>
    </style:style>
    <style:style style:name="P70" style:family="paragraph" style:parent-style-name="Heading_20_3"/>
    <style:style style:name="P71" style:family="paragraph" style:parent-style-name="Heading_20_5">
      <style:text-properties style:font-name="Times1" fo:font-size="12p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style:text-underline-style="none"/>
    </style:style>
    <style:style style:name="T3" style:family="text">
      <style:text-properties officeooo:rsid="00178a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63bfe" style:font-style-asian="italic" style:font-style-complex="italic"/>
    </style:style>
    <style:style style:name="T6" style:family="text">
      <style:text-properties fo:font-style="italic" officeooo:rsid="002479c9" style:font-style-asian="italic" style:font-style-complex="italic"/>
    </style:style>
    <style:style style:name="T7" style:family="text">
      <style:text-properties fo:font-style="italic" officeooo:rsid="0052c1cd" style:font-style-asian="italic" style:font-style-complex="italic"/>
    </style:style>
    <style:style style:name="T8" style:family="text">
      <style:text-properties fo:font-style="italic" officeooo:rsid="00552b16" style:font-style-asian="italic" style:font-style-complex="italic"/>
    </style:style>
    <style:style style:name="T9" style:family="text">
      <style:text-properties fo:font-style="italic" officeooo:rsid="005ad9b4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222222" fo:letter-spacing="normal" fo:font-weight="normal" officeooo:rsid="00178a23"/>
    </style:style>
    <style:style style:name="T13" style:family="text">
      <style:text-properties fo:font-variant="normal" fo:text-transform="none" fo:color="#222222" fo:letter-spacing="normal" fo:font-style="normal" fo:font-weight="normal" style:font-style-asian="italic" style:font-style-complex="italic"/>
    </style:style>
    <style:style style:name="T14" style:family="text">
      <style:text-properties fo:font-variant="normal" fo:text-transform="none" fo:color="#222222" fo:letter-spacing="normal" fo:font-style="normal" fo:font-weight="normal" officeooo:rsid="00193c7d" style:font-style-asian="italic" style:font-style-complex="italic"/>
    </style:style>
    <style:style style:name="T15" style:family="text">
      <style:text-properties fo:font-variant="normal" fo:text-transform="none" fo:color="#222222" fo:letter-spacing="normal" fo:font-style="normal" fo:font-weight="normal" officeooo:rsid="00539c20" style:font-style-asian="italic" style:font-style-complex="italic"/>
    </style:style>
    <style:style style:name="T16" style:family="text">
      <style:text-properties fo:font-variant="normal" fo:text-transform="none" fo:color="#222222" fo:letter-spacing="normal" fo:font-style="normal" fo:font-weight="normal" officeooo:rsid="00193c7d"/>
    </style:style>
    <style:style style:name="T17" style:family="text">
      <style:text-properties style:font-style-asian="italic" style:font-style-complex="italic"/>
    </style:style>
    <style:style style:name="T18" style:family="text">
      <style:text-properties officeooo:rsid="001cde0c"/>
    </style:style>
    <style:style style:name="T19" style:family="text">
      <style:text-properties officeooo:rsid="002252a8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cc3aa" style:font-style-asian="normal" style:font-style-complex="normal"/>
    </style:style>
    <style:style style:name="T22" style:family="text">
      <style:text-properties fo:font-style="normal" officeooo:rsid="004cee08" style:font-style-asian="normal" style:font-style-complex="normal"/>
    </style:style>
    <style:style style:name="T23" style:family="text">
      <style:text-properties fo:font-style="normal" officeooo:rsid="0052c1cd" style:font-style-asian="normal" style:font-style-complex="normal"/>
    </style:style>
    <style:style style:name="T24" style:family="text">
      <style:text-properties officeooo:rsid="00281e27"/>
    </style:style>
    <style:style style:name="T25" style:family="text">
      <style:text-properties officeooo:rsid="002cc3aa"/>
    </style:style>
    <style:style style:name="T26" style:family="text">
      <style:text-properties officeooo:rsid="003315c9"/>
    </style:style>
    <style:style style:name="T27" style:family="text">
      <style:text-properties officeooo:rsid="003cc6de"/>
    </style:style>
    <style:style style:name="T28" style:family="text">
      <style:text-properties officeooo:rsid="0041c216"/>
    </style:style>
    <style:style style:name="T29" style:family="text">
      <style:text-properties officeooo:rsid="004437d5"/>
    </style:style>
    <style:style style:name="T30" style:family="text">
      <style:text-properties officeooo:rsid="00463bfe"/>
    </style:style>
    <style:style style:name="T31" style:family="text">
      <style:text-properties officeooo:rsid="0046dc1b"/>
    </style:style>
    <style:style style:name="T32" style:family="text">
      <style:text-properties officeooo:rsid="004b3801"/>
    </style:style>
    <style:style style:name="T33" style:family="text">
      <style:text-properties officeooo:rsid="0052c1cd"/>
    </style:style>
    <style:style style:name="T34" style:family="text">
      <style:text-properties officeooo:rsid="00539c20"/>
    </style:style>
    <style:style style:name="T35" style:family="text">
      <style:text-properties style:font-name="Times1" fo:font-size="12pt" fo:font-weight="normal" officeooo:rsid="0053b6f9" style:font-size-asian="12pt" style:font-weight-asian="normal" style:font-size-complex="12pt" style:font-weight-complex="normal"/>
    </style:style>
    <style:style style:name="T36" style:family="text">
      <style:text-properties style:font-name="Times1" fo:font-size="12pt" fo:font-weight="normal" officeooo:rsid="005c4118" style:font-size-asian="12pt" style:font-weight-asian="normal" style:font-size-complex="12pt" style:font-weight-complex="normal"/>
    </style:style>
    <style:style style:name="T37" style:family="text">
      <style:text-properties style:font-name="Times1" fo:font-size="12pt" fo:font-weight="normal" officeooo:rsid="005eda79" style:font-size-asian="12pt" style:font-weight-asian="normal" style:font-size-complex="12pt" style:font-weight-complex="normal"/>
    </style:style>
    <style:style style:name="T38" style:family="text">
      <style:text-properties style:font-name="Times1" fo:font-size="12pt" fo:font-weight="normal" officeooo:rsid="0061de76" style:font-size-asian="12pt" style:font-weight-asian="normal" style:font-size-complex="12pt" style:font-weight-complex="normal"/>
    </style:style>
    <style:style style:name="T39" style:family="text">
      <style:text-properties officeooo:rsid="00552b16"/>
    </style:style>
    <style:style style:name="T40" style:family="text">
      <style:text-properties officeooo:rsid="00608f30"/>
    </style:style>
    <style:style style:name="T41" style:family="text">
      <style:text-properties officeooo:rsid="005c41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Education</text:h>
      <text:h text:style-name="P71" text:outline-level="5">California Institute of the Arts, Valencia, CA</text:h>
      <text:p text:style-name="P6">MFA in Music Composition<text:tab/><text:tab/><text:tab/><text:tab/><text:tab/><text:tab/><text:tab/>May 2009</text:p>
      <text:h text:style-name="P71" text:outline-level="5"/>
      <text:h text:style-name="P71" text:outline-level="5">University of Wisconsin – Eau Claire, Eau Claire, WI</text:h>
      <text:h text:style-name="P62" text:outline-level="1">BM in Music Composition, Philosophy<text:tab/><text:tab/><text:tab/><text:tab/><text:tab/>May 2007</text:h>
      <text:p text:style-name="P6"/>
      <text:h text:style-name="P66" text:outline-level="2">Residencies, Awards, and Noteworthy Events</text:h>
      <text:p text:style-name="P17"><text:span text:style-name="T4">Featured Artist/Performance: </text:span><text:span text:style-name="T23">Cabinet Magazine/Machine Project: Clapping, Spring 2014</text:span></text:p>
      <text:p text:style-name="P16"><text:span text:style-name="T4">Award</text:span><text:span text:style-name="T6">:</text:span><text:span text:style-name="T4"> </text:span><text:span text:style-name="T20">ASCAP Plus, 201</text:span><text:span text:style-name="T22">3</text:span></text:p>
      <text:p text:style-name="P15"><text:span text:style-name="T4">Featured Artist/Performance:</text:span> Alvarado Caverns and Mystery Theater (Machine Project), Fall </text:p>
      <text:p text:style-name="P15"><text:tab/>2013</text:p>
      <text:p text:style-name="P15"><text:span text:style-name="T4">Featured Artist/Workshop:</text:span> Intimate Science (with Machine Project), Alyce De Roulet </text:p>
      <text:p text:style-name="P15"><text:tab/>Williamson Gallery, Art Center College of Design, Summer 2013</text:p>
      <text:p text:style-name="P18"><text:span text:style-name="T4">Award:</text:span> ASCAP Plus, 2012</text:p>
      <text:p text:style-name="P7"><text:span text:style-name="T4">Featured Artist/</text:span><text:span text:style-name="T5">Performance</text:span><text:span text:style-name="T4">:</text:span> “the wulf. at WinterFest,” Los Angeles, CA, 12/13/12</text:p>
      <text:p text:style-name="P6"><text:span text:style-name="T4">Artist Talk</text:span><text:span text:style-name="T6">:</text:span> <text:span text:style-name="T11">Center for Integrative Research and Exhibition's “artTech,” Santa Fe, NM, 4/26/12</text:span></text:p>
      <text:p text:style-name="P5"><text:span text:style-name="T4">Commission:</text:span> “possible round(s),” for the wulf.'s “Rounds” recording project, Spring 2012</text:p>
      <text:p text:style-name="P6"><text:span text:style-name="T4">Award</text:span><text:span text:style-name="T6">:</text:span> ASCAP Plus, 2011</text:p>
      <text:p text:style-name="P19"><text:span text:style-name="T4">Commission/Exhibition:</text:span> “storefront + scopes, circuits [intervention, investigation],” </text:p>
      <text:p text:style-name="P19"><text:tab/>commissioned by Machine Project in response to Nate Page's recessed storefront window, </text:p>
      <text:p text:style-name="P19"><text:tab/>2011</text:p>
      <text:p text:style-name="P6"><text:span text:style-name="T4">Commission:</text:span> “controlled vocabularies,” for trio kobayashi, 2011</text:p>
      <text:p text:style-name="P19"><text:span text:style-name="T4">Featured Artist:</text:span> Machine Project’s Summer Jubilee at The Walker Art Center, July 21st, 2011; </text:p>
      <text:p text:style-name="P19"><text:tab/>Minneapolis, MN</text:p>
      <text:p text:style-name="P6"><text:span text:style-name="T4">Featured Artist:</text:span> MOCA’s Sunday Studio (with the wulf.), July 3rd, 2011; Los Angeles, CA</text:p>
      <text:p text:style-name="P6"><text:span text:style-name="T4">Featured Artist:</text:span> MOCA’s Big Family Day (with the wulf.), June 5th, 2011; Los Angeles, CA</text:p>
      <text:p text:style-name="P19"><text:span text:style-name="T4">Exhibition:</text:span> SEMBLANCE: The Results of Faktura at SpaceCamp MicroGallery, May 6th, 2011; </text:p>
      <text:p text:style-name="P19"><text:tab/>Indianapolis, IN</text:p>
      <text:p text:style-name="P19"><text:span text:style-name="T4">Performance:</text:span> Geography of Hope Literary Conference (with Brendan Hillman and Mike </text:p>
      <text:p text:style-name="P19"><text:tab/>Winter), March 19th, 2011; Point Reyes, CA</text:p>
      <text:p text:style-name="P6"><text:span text:style-name="T4">Award:</text:span> ASCAP Plus, 2010</text:p>
      <text:p text:style-name="P6"><text:span text:style-name="T4">Performance/Featured Artist:</text:span> Glow Festival, September 25th, 2010; Santa Monica, CA</text:p>
      <text:p text:style-name="P6"><text:span text:style-name="T4">Performance/Featured Artist:</text:span> CEAIT Festival (at REDCAT), March 4th-5th; Los Angeles, CA</text:p>
      <text:p text:style-name="P6"><text:span text:style-name="T4">Residency:</text:span> ISSUE Project Room/MATA: January 13th, 2010; New York City, NY</text:p>
      <text:p text:style-name="P6"><text:span text:style-name="T4">Residency:</text:span> STEIM: Fall, 2009; Amsterdam, NL</text:p>
      <text:p text:style-name="P6"><text:span text:style-name="T4">Residency:</text:span> Atlantic Center for the Arts: Summer, 2009; New Smyrna Beach, FL</text:p>
      <text:p text:style-name="P6"><text:span text:style-name="T4">Scholarship:</text:span> CalArts Scholarship: 2008 - 2009; California Institute of the Arts</text:p>
      <text:p text:style-name="P6"><text:span text:style-name="T4">Scholarship:</text:span> Victoria Lund Scholarship: 2008 - 2009; California Institute of the Arts</text:p>
      <text:p text:style-name="P6"><text:span text:style-name="T4">Fellowship:</text:span> Bang on a Can Summer Music Festival, 2008; North Adams, MA</text:p>
      <text:p text:style-name="P6"><text:span text:style-name="T4">Grant:</text:span> ASCAP Foundation, 2008; for the Bang on a Can Summer Music Festival</text:p>
      <text:p text:style-name="P6"><text:span text:style-name="T4">Exhibition:</text:span> Soundwalk, September 20th, 2008; Long Beach, CA</text:p>
      <text:p text:style-name="P13"/>
      <text:p text:style-name="P37">Discography</text:p>
      <text:p text:style-name="P38"><text:span text:style-name="T36">(</text:span><text:span text:style-name="T35">radio</text:span><text:span text:style-name="T36">s</text:span><text:span text:style-name="T35">, CD, </text:span><text:span text:style-name="T37">LABEL TBD, </text:span><text:span text:style-name="T35">Sometime in 2015</text:span><text:span text:style-name="T36">)</text:span></text:p>
      <text:p text:style-name="P39"><text:span text:style-name="T38">Five Lines, Casey Anderson / Jason Kahn / Günter Müller / Norbert Möslang / Mark Trayle</text:span><text:span text:style-name="T35">, </text:span></text:p>
      <text:p text:style-name="P36"><text:tab/>Mikroton Recordings &amp; Publishing, Ltd., <text:span text:style-name="T41">RU, Winter 2014</text:span></text:p>
      <text:p text:style-name="P34">CLPPNG, Clipping, CD/2xLP, Sub Pop, USA, 2014 (Saxophone on “Taking Off”)</text:p>
      <text:p text:style-name="P34"/>
      <text:p text:style-name="P34"><text:soft-page-break/>west coast soundings, Gratkowski/Mense/Lukoszevieze/Josel/koch, 2xCD, Edition <text:tab/>Wandelweiser Records (EWR 1404/05), DE, 2014</text:p>
      <text:p text:style-name="P34">rounds, the wulf., LP, the wulf. records, USA, 2013</text:p>
      <text:p text:style-name="P34">mothlight, Casey Anderson, CS, Khalija (khalija042), USA, 2013</text:p>
      <text:p text:style-name="P35">solo/many, Casey Anderson, CS, Tape Room (TRK71302), USA, 2013</text:p>
      <text:p text:style-name="P35">D Minor / Bb Major, The Dog Star Orchestra, CD, Slub Music (SMCD 19), JP, 2012</text:p>
      <text:p text:style-name="P35"><text:tab/>(Laptop throughout)</text:p>
      <text:p text:style-name="P34">Heart’s Reflections, Wadada Leo Smith’s Organic, 2xCD, Cuneiform Records (Rune </text:p>
      <text:p text:style-name="P34"><text:tab/>330/331), USA, 2011 (Saxophone on “The Shaykh, as far as Humaythira”)</text:p>
      <text:p text:style-name="P34">unflowered, Casey Anderson, Digital Single, Absence of Wax, USA, 2011</text:p>
      <text:p text:style-name="P34">alabaster (on the compilation telemetry), Casey Anderson, Digital Album, Khalija (khalija019), </text:p>
      <text:p text:style-name="P34"><text:tab/>USA, 2011</text:p>
      <text:p text:style-name="P34">Only [Harmony Series #17], Michael Pisaro’s Only [Harmony Series #17], Digital Single, </text:p>
      <text:p text:style-name="P34"><text:tab/>Compost and Height, UK, 2009</text:p>
      <text:p text:style-name="P34">6 Guitars, LP, with Thomas Wincek/Collections of Colonies of Bees, Table of the Elements </text:p>
      <text:p text:style-name="P34"><text:tab/>(TOE-LP-92), USA, 2007</text:p>
      <text:p text:style-name="P34">Segni, EP, with Thomas Wincek/All Tiny Creatures, Hometapes (HT030), USA, 2006</text:p>
      <text:p text:style-name="P13"/>
      <text:h text:style-name="P61" text:outline-level="1">Published Writing</text:h>
      <text:p text:style-name="P33"><text:span text:style-name="T5">Undoing the Score</text:span><text:span text:style-name="T30"> (working title)</text:span>, NewMusicBox<text:tab/><text:tab/><text:tab/>Forthcoming</text:p>
      <text:h text:style-name="P64" text:outline-level="1"/>
      <text:h text:style-name="P63" text:outline-level="1"><text:span text:style-name="T4">Faithfully Re-presenting the Outside World</text:span>, NewMusicBox<text:tab/><text:tab/>June 12th, 2013 http://www.newmusicbox.org/articles/faithfully-re-presenting-the-outside-world/ </text:h>
      <text:h text:style-name="P68" text:outline-level="2"/>
      <text:h text:style-name="P67" text:outline-level="2">Teaching Experience</text:h>
      <text:p text:style-name="P6"><text:span text:style-name="T4">Art Center College of Design, Pasadena, CA</text:span><text:tab/><text:tab/><text:tab/><text:tab/>Fall 2011 to <text:span text:style-name="T28">present</text:span></text:p>
      <text:h text:style-name="P69" text:outline-level="2">Digital Technology Coordinator/<text:span text:style-name="T30">Instructor</text:span></text:h>
      <text:p text:style-name="P6"><text:tab/>Coached, assisted, and critiqued students in the Media Design <text:span text:style-name="T24">Practices</text:span> program on utilizing technology in their work. <text:span text:style-name="T34">Designed and ran</text:span> workshops <text:span text:style-name="T39">(listed below under </text:span><text:span text:style-name="T8">W</text:span><text:span text:style-name="T9">orkshops</text:span><text:span text:style-name="T39">)</text:span> on various topics related to technology and sound. Team-taught <text:span text:style-name="T34">courses with</text:span> <text:span text:style-name="T34">MDP's core</text:span> faculty <text:span text:style-name="T39">(listed below under </text:span><text:span text:style-name="T8">Co-teaching</text:span><text:span text:style-name="T39">)</text:span>. <text:span text:style-name="T39">Acted as MFA Adjunct Thesis Advisor/Committee Member (listed below under </text:span><text:span text:style-name="T8">Thesis Advising</text:span><text:span text:style-name="T39">). </text:span>Managed <text:span text:style-name="T33">MDP's</text:span> Making Lab.</text:p>
      <text:p text:style-name="P6"/>
      <text:p text:style-name="P27">Workshops</text:p>
      <text:p text:style-name="P21">Electronics, Sound (Supercollider, Reaper), Programming (Processing/Java, Python, <text:span text:style-name="T40">openCV</text:span>), Arduino, Sensing Strategies, GitHub, Procedural Making Strategies, Field Recording, Web Scraping</text:p>
      <text:p text:style-name="P8"/>
      <text:p text:style-name="P27">Co-teaching</text:p>
      <text:p text:style-name="P14">De_tourism (with Ben Hooker and David Leonard), Fall 2013</text:p>
      <text:p text:style-name="P12">Structures (with Tim Durfee), Fall 2013</text:p>
      <text:p text:style-name="P9">Authoring Critical Media (with Anne Burdick, Tim Durfee, Ben Hooker), Fall 2011 to present</text:p>
      <text:p text:style-name="P8">Community Sensing (with Sean Donahue), Spring 2012</text:p>
      <text:p text:style-name="P8">Computation and Materiality (with Ben Hooker), Spring 2012</text:p>
      <text:p text:style-name="P8">Technology for Social Impact (with Chris Csikszentmihalyi), Summer 2012 <text:span text:style-name="T27">and Summer 2013</text:span></text:p>
      <text:p text:style-name="P7">DevCore (with Kevin Wingate, Tim Durfee), Fall 2012</text:p>
      <text:p text:style-name="P6"/>
      <text:p text:style-name="P28"><text:span text:style-name="T26">MFA </text:span>Thesis Advising</text:p>
      <text:p text:style-name="P12">2014: Walton Chiu, Shawn Jackson</text:p>
      <text:p text:style-name="P8"><text:soft-page-break/>2013: Jeremy Eichenbaum, Katie Miyake, Andrew Nagata, Tanner Teale</text:p>
      <text:p text:style-name="P8">2012: Aurelia Friedland, Salvador Orara</text:p>
      <text:p text:style-name="P11"/>
      <text:p text:style-name="P47">Machine Project, Los Angeles, CA</text:p>
      <text:p text:style-name="P51">Instructor</text:p>
      <text:p text:style-name="P50">Becoming Anonymous/Becoming More Anonymous<text:tab/><text:tab/>Spring and Summer 2014</text:p>
      <text:p text:style-name="P50"><text:tab/>Participants explored methods for the circumvention or blocking of digital and real-world surveillance. With Tim Schwartz.</text:p>
      <text:p text:style-name="P49"/>
      <text:p text:style-name="P49">Electric Bodies<text:tab/><text:tab/><text:tab/><text:tab/><text:tab/><text:tab/><text:tab/>Summer 2013</text:p>
      <text:p text:style-name="P55"><text:tab/>Organized around a series of collaborative activities and brief lectures, <text:span text:style-name="T33">p</text:span>articipants explored the electrical characteristics of the human body while learning about basic principles of electronics.</text:p>
      <text:p text:style-name="P56"/>
      <text:p text:style-name="P54">Max/MSP<text:tab/><text:tab/><text:tab/><text:tab/><text:tab/><text:tab/><text:tab/><text:tab/>Spring 2011</text:p>
      <text:p text:style-name="P54"><text:tab/>Instructed participants on basic to advanced topics of utilizing the Max/MSP programming environment. With Beth McMullin.</text:p>
      <text:p text:style-name="P45"/>
      <text:p text:style-name="P54">Basic Electronics for Artists<text:tab/><text:tab/><text:tab/><text:tab/><text:tab/><text:tab/>Spring 2011</text:p>
      <text:p text:style-name="P54"><text:tab/>Instructed participants on basic concepts of electronics and their possible implementation in one’s art practice. Participants built an amplifier, synthesizer, and contact microphone.</text:p>
      <text:p text:style-name="P45"/>
      <text:p text:style-name="P54">David Tudor’s Rainforest IV<text:tab/><text:tab/><text:tab/><text:tab/><text:tab/><text:tab/>Winter 2010</text:p>
      <text:p text:style-name="P54"><text:tab/>Instructed participants on the ideas behind David Tudor’s Rainforest IV. Included instruction on the construction of amplifiers, audio output transformers, and contact microphones. Culminated in a group exhibition <text:span text:style-name="T34">of the piece </text:span>at Machine Project.</text:p>
      <text:p text:style-name="P54"/>
      <text:p text:style-name="P54">Electric Melon<text:tab/><text:tab/><text:tab/><text:tab/><text:tab/><text:tab/><text:tab/><text:tab/>Fall 2010 to present</text:p>
      <text:p text:style-name="P54"><text:tab/>Instructed participants on the construction of contact microphones to create amplified, edible drums out of melons. At <text:span text:style-name="T19">Houston Fine Arts Fair (2012), </text:span>Berkeley Art Museum (Spring 2011), Armory Center for the Arts (Spring 2011), and LACMA (Fall 2010).</text:p>
      <text:p text:style-name="P45"/>
      <text:p text:style-name="P54">Contact Microphone Workshop/Amplified Party<text:tab/><text:tab/><text:tab/><text:tab/>Summer 2010</text:p>
      <text:p text:style-name="P53"><text:tab/>Instructed participants on the construction of contact microphones, <text:span text:style-name="T34">culminating</text:span> in an installation/<text:span text:style-name="T34">amplified dinner party</text:span>. With John P. Hastings.</text:p>
      <text:p text:style-name="P11"/>
      <text:h text:style-name="P65" text:outline-level="1">Art Institute of Los Angeles, Santa Monica, CA</text:h>
      <text:p text:style-name="P14">Adjunct Faculty</text:p>
      <text:p text:style-name="P10">Experimental Sound Design<text:tab/><text:tab/><text:tab/><text:tab/><text:tab/><text:tab/>Spring 2012 to <text:span text:style-name="T3">Fall 2012</text:span></text:p>
      <text:p text:style-name="P6"><text:tab/><text:span text:style-name="T29">F</text:span><text:span text:style-name="T10">ocused on experimental performance practices, interactivity, digital media, software design/programming, instrument design, installations, acoustics, and perception.</text:span></text:p>
      <text:p text:style-name="P6"/>
      <text:p text:style-name="P6">Audio Technology I<text:tab/><text:tab/><text:tab/><text:tab/><text:tab/><text:tab/><text:tab/>Summer 2011 to Winter 2012</text:p>
      <text:p text:style-name="P6"><text:tab/><text:span text:style-name="T29">E</text:span>xamined the principles of audio signals and the equipment used to record, process, and distribute audio content.</text:p>
      <text:p text:style-name="P6"/>
      <text:p text:style-name="P6">Advanced Sound Design<text:tab/><text:tab/><text:tab/><text:tab/><text:tab/><text:tab/>Spring 2011</text:p>
      <text:p text:style-name="P6"><text:tab/><text:span text:style-name="T29">A</text:span>dvanced digital signal processing in the Max/MSP programming environment.</text:p>
      <text:p text:style-name="P6"/>
      <text:p text:style-name="P10">Audio Electronics 2<text:tab/><text:tab/><text:tab/><text:tab/><text:tab/><text:tab/><text:tab/>Winter 2011 to <text:span text:style-name="T3">Fall 2012</text:span></text:p>
      <text:p text:style-name="P6"><text:soft-page-break/><text:tab/><text:span text:style-name="T29">I</text:span>ntermediate concepts of electronics/circuitry <text:span text:style-name="T33">and circuit design (with special emphasis on synthesizer design and fabrication).</text:span></text:p>
      <text:p text:style-name="P6"/>
      <text:p text:style-name="P10">Audio Electronics 1<text:tab/><text:tab/><text:tab/><text:tab/><text:tab/><text:tab/><text:tab/>Fall 2010 to <text:span text:style-name="T3">Fall 2012</text:span></text:p>
      <text:p text:style-name="P6"><text:tab/><text:span text:style-name="T29">B</text:span>asic concepts of electronics/circuitry as they relate to audio. <text:span text:style-name="T34">Culminated with</text:span> an exhibition of David Tudor’s Rainforest IV.</text:p>
      <text:p text:style-name="P44"/>
      <text:h text:style-name="P71" text:outline-level="5">California Institute of the Arts, Valencia, CA</text:h>
      <text:p text:style-name="P6">Supercollider 3 - Teaching Assistant/Tutor<text:tab/><text:tab/><text:tab/><text:tab/><text:tab/>2007 to 2009</text:p>
      <text:p text:style-name="P6"><text:tab/>Private tutoring/classes to graduate and undergraduate students in the Supercollider 3 audio programming language.</text:p>
      <text:p text:style-name="P6"/>
      <text:p text:style-name="P57">University of Wisconsin – Eau Claire, Eau Claire, WI</text:p>
      <text:p text:style-name="P58">Twentieth Century Techniques - Teaching Assistant/Tutor<text:tab/><text:tab/><text:tab/>2005 to 2007</text:p>
      <text:p text:style-name="P58"><text:tab/>Core theory requirement for all Music majors. Included early twentieth century composition, serialism, set theory, and minimalism.</text:p>
      <text:p text:style-name="P6"/>
      <text:p text:style-name="P6">Postmodernism - Course Design, Instructor, Tutor<text:tab/><text:tab/><text:tab/><text:tab/><text:tab/>2006</text:p>
      <text:p text:style-name="P6"><text:tab/>Core Philosophy class required for all Philosophy majors. Covered </text:p>
      <text:p text:style-name="P6">the transition from Existentialism to Postmodernism, included study of Lyotard, Baudrillard, Derrida, and Zizek.</text:p>
      <text:p text:style-name="P6"/>
      <text:h text:style-name="P66" text:outline-level="2">Guest Lecture<text:span text:style-name="T31">s</text:span></text:h>
      <text:p text:style-name="P23"><text:span text:style-name="T25">Rhode Island School of Design, Providence, RI<text:tab/><text:tab/><text:tab/><text:tab/><text:tab/></text:span><text:span text:style-name="T21">Spring 2013</text:span></text:p>
      <text:p text:style-name="P31">Micro Experiences Lab</text:p>
      <text:p text:style-name="P31"><text:tab/>Guest Critic. Critiqued students' Final Project proposals in Shona Kitchen's class in the Digital Media program.</text:p>
      <text:p text:style-name="P24"/>
      <text:p text:style-name="P24">Art Center College of Design, <text:s/>Pasadena, CA<text:tab/><text:tab/><text:tab/><text:tab/><text:tab/></text:p>
      <text:p text:style-name="P32">Introduction to Electronics + Arduino<text:tab/><text:tab/><text:tab/><text:tab/><text:tab/><text:tab/>Fall 2012</text:p>
      <text:p text:style-name="P32"><text:tab/>Two-week lecture and workshop for Graduate Environment Design students in Kenneth Cameron's Ambient Media + Interactivity class. <text:span text:style-name="T32">Introduced basic electronics as well as the fundamentals necessary to prototype with Arduino.</text:span></text:p>
      <text:p text:style-name="P25"/>
      <text:p text:style-name="P26"><text:span text:style-name="T3">Pomona Collage, </text:span><text:span text:style-name="T12">Claremont, CA</text:span></text:p>
      <text:p text:style-name="P4">thresholds<text:tab/><text:tab/><text:tab/><text:tab/><text:tab/><text:tab/><text:tab/><text:tab/><text:tab/><text:tab/>Fall 2012</text:p>
      <text:p text:style-name="P29"><text:span text:style-name="T14"><text:tab/>Lead students in Mark Allen's </text:span><text:span text:style-name="T16">Junior/Senior Art Major Seminar</text:span><text:span text:style-name="T13"> </text:span><text:span text:style-name="T14">through “thresholds,” </text:span><text:span text:style-name="T13">a participatory performance/installation </text:span><text:span text:style-name="T14">exploring</text:span><text:span text:style-name="T13"> silence and the process of listening. </text:span><text:span text:style-name="T15">C</text:span><text:span text:style-name="T14">ulminated</text:span><text:span text:style-name="T13"> in a group installation of various circuits tuned </text:span><text:span text:style-name="T14">to</text:span><text:span text:style-name="T13"> the ambient characteristics of the room.</text:span><text:span text:style-name="T17"><text:line-break/></text:span></text:p>
      <text:p text:style-name="P22">Otis College of Art and Design, Los Angeles, CA</text:p>
      <text:p text:style-name="P30">Circuit Bending<text:tab/><text:tab/><text:tab/><text:tab/><text:tab/><text:tab/><text:tab/><text:tab/><text:tab/>2011</text:p>
      <text:p text:style-name="P30"><text:tab/>Lecture and workshop covering basic electronics for Artists, as well as an introduction to Circuit Bending, <text:span text:style-name="T18">in Adam Overton's Moving Parts class</text:span>. Assisted students in circuit bending a sound-making children's toy.</text:p>
      <text:p text:style-name="P30"/>
      <text:h text:style-name="P71" text:outline-level="5">California Institute of the Arts, Valencia, CA</text:h>
      <text:p text:style-name="P6">Wacom Tablet<text:tab/><text:tab/><text:tab/><text:tab/><text:tab/><text:tab/><text:tab/><text:tab/><text:tab/><text:tab/>2009</text:p>
      <text:p text:style-name="P6"><text:tab/>Lecture on Instrument Design for the Intuos3 Wacom Tablet in Mark Trayle’s <text:soft-page-break/>Supercollider class.</text:p>
      <text:p text:style-name="P6"/>
      <text:h text:style-name="P71" text:outline-level="5">University of Wisconsin – Eau Claire, Eau Claire, WI</text:h>
      <text:p text:style-name="P6">Minimalism: an Overview and Analysis<text:tab/><text:tab/><text:tab/><text:tab/><text:tab/><text:tab/>2005 to 2007</text:p>
      <text:p text:style-name="P48"><text:tab/>Two day lecture to students in the Twentieth Century Techniques class. Included analysis of Steve Reich’s “Music for 18 Musicians” and Terry Riley’s “In C.”</text:p>
      <text:p text:style-name="P6"/>
      <text:p text:style-name="P6">John Cage’s 4’33”<text:tab/><text:tab/><text:tab/><text:tab/><text:tab/><text:tab/><text:tab/><text:tab/><text:tab/>2006</text:p>
      <text:p text:style-name="P6"><text:tab/>Lecture given to Philosophy students in the Postmodernism class. Included a performance of the piece on Alto Saxophone.</text:p>
      <text:p text:style-name="P6"/>
      <text:p text:style-name="P6">Other:</text:p>
      <text:p text:style-name="P6">Composition, Music Theory, Saxophone, and Piano<text:tab/><text:tab/><text:tab/><text:tab/>2005 to present</text:p>
      <text:p text:style-name="P6"><text:tab/>Private lessons taught to undergraduate and high school students.</text:p>
      <text:p text:style-name="P6"/>
      <text:h text:style-name="P66" text:outline-level="2">Curatorial Experience</text:h>
      <text:p text:style-name="P6">Experimental Music Yearbook<text:tab/><text:tab/><text:tab/><text:tab/><text:tab/><text:tab/>2009 to present</text:p>
      <text:p text:style-name="P52"><text:tab/><text:span text:style-name="T28">Co-founder and c</text:span>uratorial/editorial staff member for this web-journal of new pieces of experimental music, the publication of which coincides with a multi-day festival throughout <text:span text:style-name="T28">the US</text:span>, for which I also <text:span text:style-name="T28">act</text:span> as producer. With Michael Pisaro (2009), Sara Roberts (2010), Scott Cazan (2011 – <text:span text:style-name="T34">present</text:span>), Laura Steenberge (2012), <text:span text:style-name="T28">Olivia Block (2014), Travis Just(2015)</text:span>, and John P. Hastings (2009 – present). http://www.experimentalmusicyearbook.com</text:p>
      <text:h text:style-name="P71" text:outline-level="5"/>
      <text:h text:style-name="P71" text:outline-level="5">California Institute of the Arts, Valencia, CA</text:h>
      <text:p text:style-name="P6">Sounding Out<text:tab/><text:tab/><text:tab/><text:tab/><text:tab/><text:tab/><text:tab/><text:tab/><text:tab/>2008 to 2009</text:p>
      <text:p text:style-name="P6"><text:tab/>Curated/produced this concert series of new/in-progress works of any medium.</text:p>
      <text:p text:style-name="P6"/>
      <text:p text:style-name="P6">OK Composer<text:tab/><text:tab/><text:tab/><text:tab/><text:tab/><text:tab/><text:tab/><text:tab/><text:tab/>2008 to 2009</text:p>
      <text:p text:style-name="P6"><text:tab/>Curated/produced this concert series of new music.</text:p>
      <text:p text:style-name="P6"/>
      <text:h text:style-name="P66" text:outline-level="2">Administrative Experience</text:h>
      <text:h text:style-name="P71" text:outline-level="5">REDCAT, Los Angeles, CA</text:h>
      <text:p text:style-name="P6">Publicity and Promotion Assistant<text:tab/><text:tab/><text:tab/><text:tab/>Summer 2008 to Spring 2009</text:p>
      <text:p text:style-name="P48"><text:tab/>Promotional work, extensive emailing, and web-posting, of CalArts School of Music events at REDCAT, under the supervision of Lauren Pratt.</text:p>
      <text:p text:style-name="P44"/>
      <text:p text:style-name="P46">California Institute of the Arts, Valencia, CA</text:p>
      <text:p text:style-name="P48">Composition Coordinator<text:tab/><text:tab/><text:tab/><text:tab/><text:tab/>Fall 2007 to Summer 2009</text:p>
      <text:p text:style-name="P6"><text:tab/>Promotional work, managed publicity for guest artist appearances and concerts, professional opportunities for students, and performed various administrative duties for the Composition Department under Mark Trayle and Michael Pisaro.</text:p>
      <text:p text:style-name="P6"/>
      <text:h text:style-name="P66" text:outline-level="2">Music Copyist Experience</text:h>
      <text:p text:style-name="P6">Changes, 64 pieces for 6 Harps, by Jim Tenney<text:tab/><text:tab/><text:tab/>Winter 2009 to present</text:p>
      <text:p text:style-name="P6"><text:tab/>Copy-editing, archiving, transcription, and engraving for this incomplete set of pieces, to lead to future publication, recordings, and performances. Under Lauren Pratt, with Michael Winter.</text:p>
      <text:p text:style-name="P6"/>
      <text:h text:style-name="P66" text:outline-level="2"><text:soft-page-break/>Computer/Technical</text:h>
      <text:p text:style-name="P20">Supercollider, Electronics/Circuit Design, Python, Arduino, Linux (Ubuntu, Debian, Angstrom), Rapid Prototyping with Laser Cutters and 3D Printers, Embedded Systems, Digital Signal Processing, Sound Design, Field Recording, <text:s/>Git/Version Control, Java, Javascript, Processing, Max/MSP/Jitter, Pure Data, HTML, Music Notation with Lilypond and Sibelius, Extensive knowledge of Mac OS</text:p>
      <text:p text:style-name="P6"/>
      <text:p text:style-name="P6"/>
      <text:h text:style-name="P66" text:outline-level="2">Memberships</text:h>
      <text:p text:style-name="P6">American Society of Composers, Authors, and Publishers (ASC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.1in"/>
          <style:tab-stop style:position="2.5in"/>
          <style:tab-stop style:position="5in" style:type="right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in" fo:margin-bottom="0in" style:contextual-spacing="false" fo:text-align="end" style:justify-single-word="false" fo:text-indent="0.5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Text_20_body_20_indent" style:display-name="Text body indent" style:family="paragraph" style:parent-style-name="Standard" style:class="text">
      <style:paragraph-properties fo:margin-left="1in" fo:margin-right="0in" fo:margin-top="0in" fo:margin-bottom="0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0799in" style:contextual-spacing="false"/>
      <style:text-properties fo:font-size="10pt" style:font-size-asian="10pt" style:language-asian="en" style:country-asian="U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WW8Num1z0" style:family="text">
      <style:text-properties style:font-name="Symbol" fo:font-family="Symbol" style:font-pitch="variable" style:font-charset="x-symbol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pitch="variable" style:font-charset="x-symbol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pitch="variable" style:font-charset="x-symbol"/>
    </style:style>
    <style:style style:name="WW8Num6z1" style:family="text">
      <style:text-properties style:font-name="Courier New" fo:font-family="'Courier New'" style:font-pitch="variable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MP3" style:family="paragraph" style:parent-style-name="Standard">
      <style:paragraph-properties fo:text-align="end" style:justify-single-word="false"/>
      <style:text-properties fo:color="#000000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paragraph-properties fo:text-align="end" style:justify-single-word="false"/>
      <style:text-properties style:font-name="Times New Roman"/>
    </style:style>
    <style:style style:name="MP8" style:family="paragraph" style:parent-style-name="Header">
      <style:paragraph-properties fo:text-align="center" style:justify-single-word="false"/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color="#000000" style:font-name="Times New Roman" style:text-underline-style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Heading_20_3" text:outline-level="3">Casey Anderson</text:h>
        <text:p text:style-name="MP1">www.caseyanderson.com</text:p>
        <text:p text:style-name="MP1">casey.thomas.anderson@gmail.com</text:p>
        <text:p text:style-name="MP2">974 W. Kensington Rd, Apt. 9</text:p>
        <text:p text:style-name="MP3">Los Angeles, CA, 90026</text:p>
        <text:p text:style-name="MP3">213-453-0807</text:p>
        <text:p text:style-name="MP1"/>
      </style:header>
      <style:footer>
        <text:p text:style-name="MP4"><text:span text:style-name="Page_20_Number"><text:span text:style-name="MT1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h text:style-name="MP5" text:outline-level="1">Casey Thomas Anderson</text:h>
        <text:p text:style-name="MP6"><text:a xlink:type="simple" xlink:href="mailto:casey.thomas.anderson@gmail.com"><text:span text:style-name="Internet_20_link"><text:span text:style-name="MT2">casey.thomas.anderson@gmail.com</text:span></text:span></text:a></text:p>
        <text:p text:style-name="MP7">651-983-1334</text:p>
        <text:p text:style-name="MP7">223 1/2 Joy St,</text:p>
        <text:p text:style-name="MP7">Los Angeles, CA, 90042</text:p>
        <text:p text:style-name="MP8"/>
      </style:header>
      <style:footer>
        <text:p text:style-name="MP4"><text:span text:style-name="Page_20_Number"><text:span text:style-name="MT1"><text:page-number text:select-page="current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</dc:title>
    <meta:initial-creator>casey anderson</meta:initial-creator>
    <meta:creation-date>2011-06-06T22:09:00</meta:creation-date>
    <dc:date>2014-10-27T16:18:12.220330000</dc:date>
    <meta:print-date>2011-09-15T21:37:00</meta:print-date>
    <meta:editing-cycles>69</meta:editing-cycles>
    <meta:editing-duration>P2DT20H3M47S</meta:editing-duration>
    <meta:generator>LibreOffice/4.1.4.2$MacOSX_x86 LibreOffice_project/0a0440ccc0227ad9829de5f46be37cfb6edcf72</meta:generator>
    <meta:document-statistic meta:table-count="0" meta:image-count="0" meta:object-count="0" meta:page-count="6" meta:paragraph-count="178" meta:word-count="1724" meta:character-count="12717" meta:non-whitespace-character-count="10930"/>
  </office:meta>
</office:document-meta>
</file>